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table:style-name="ce1" office:value-type="string" calcext:value-type="string">
            <text:p>Diameter</text:p>
          </table:table-cell>
          <table:table-cell/>
          <table:table-cell table:style-name="ce1" office:value-type="string" calcext:value-type="string">
            <text:p>Degree</text:p>
          </table:table-cell>
        </table:table-row>
        <table:table-row table:style-name="ro1">
          <table:table-cell office:value-type="float" office:value="1.11923773515928" calcext:value-type="float">
            <text:p>1.1192377352</text:p>
          </table:table-cell>
          <table:table-cell/>
          <table:table-cell office:value-type="float" office:value="-1.69854505128793" calcext:value-type="float">
            <text:p>-1.6985450513</text:p>
          </table:table-cell>
          <table:table-cell/>
          <table:table-cell office:value-type="float" office:value="-1.57711431089992" calcext:value-type="float">
            <text:p>-1.5771143109</text:p>
          </table:table-cell>
          <table:table-cell/>
          <table:table-cell office:value-type="float" office:value="0.0227572039211637" calcext:value-type="float">
            <text:p>0.0227572039</text:p>
          </table:table-cell>
          <table:table-cell/>
          <table:table-cell office:value-type="float" office:value="1.48131424130971" calcext:value-type="float">
            <text:p>1.4813142413</text:p>
          </table:table-cell>
        </table:table-row>
        <table:table-row table:style-name="ro1">
          <table:table-cell office:value-type="float" office:value="2.36394380829813" calcext:value-type="float">
            <text:p>2.3639438083</text:p>
          </table:table-cell>
          <table:table-cell/>
          <table:table-cell office:value-type="float" office:value="-1.29890124409907" calcext:value-type="float">
            <text:p>-1.2989012441</text:p>
          </table:table-cell>
          <table:table-cell/>
          <table:table-cell office:value-type="float" office:value="-1.90577066111227" calcext:value-type="float">
            <text:p>-1.9057706611</text:p>
          </table:table-cell>
          <table:table-cell/>
          <table:table-cell office:value-type="float" office:value="0.0139035863583274" calcext:value-type="float">
            <text:p>0.0139035864</text:p>
          </table:table-cell>
          <table:table-cell/>
          <table:table-cell office:value-type="float" office:value="1.47365398700051" calcext:value-type="float">
            <text:p>1.473653987</text:p>
          </table:table-cell>
        </table:table-row>
        <table:table-row table:style-name="ro1">
          <table:table-cell office:value-type="float" office:value="1.08486227500148" calcext:value-type="float">
            <text:p>1.084862275</text:p>
          </table:table-cell>
          <table:table-cell/>
          <table:table-cell office:value-type="float" office:value="-1.33366114841557" calcext:value-type="float">
            <text:p>-1.3336611484</text:p>
          </table:table-cell>
          <table:table-cell/>
          <table:table-cell office:value-type="float" office:value="-1.40147633124326" calcext:value-type="float">
            <text:p>-1.4014763312</text:p>
          </table:table-cell>
          <table:table-cell/>
          <table:table-cell office:value-type="float" office:value="0.0198114691601981" calcext:value-type="float">
            <text:p>0.0198114692</text:p>
          </table:table-cell>
          <table:table-cell/>
          <table:table-cell office:value-type="float" office:value="1.53751561763974" calcext:value-type="float">
            <text:p>1.5375156176</text:p>
          </table:table-cell>
        </table:table-row>
        <table:table-row table:style-name="ro1">
          <table:table-cell office:value-type="float" office:value="1.14289092920128" calcext:value-type="float">
            <text:p>1.1428909292</text:p>
          </table:table-cell>
          <table:table-cell/>
          <table:table-cell office:value-type="float" office:value="-1.46087353495714" calcext:value-type="float">
            <text:p>-1.460873535</text:p>
          </table:table-cell>
          <table:table-cell/>
          <table:table-cell office:value-type="float" office:value="-1.52907574364167" calcext:value-type="float">
            <text:p>-1.5290757436</text:p>
          </table:table-cell>
          <table:table-cell/>
          <table:table-cell office:value-type="float" office:value="0.0196184403090367" calcext:value-type="float">
            <text:p>0.0196184403</text:p>
          </table:table-cell>
          <table:table-cell/>
          <table:table-cell office:value-type="float" office:value="1.41695689148911" calcext:value-type="float">
            <text:p>1.4169568915</text:p>
          </table:table-cell>
        </table:table-row>
        <table:table-row table:style-name="ro1">
          <table:table-cell office:value-type="float" office:value="2.04329968492857" calcext:value-type="float">
            <text:p>2.0432996849</text:p>
          </table:table-cell>
          <table:table-cell/>
          <table:table-cell office:value-type="float" office:value="-1.30189447981969" calcext:value-type="float">
            <text:p>-1.3018944798</text:p>
          </table:table-cell>
          <table:table-cell/>
          <table:table-cell office:value-type="float" office:value="-1.30405068669839" calcext:value-type="float">
            <text:p>-1.3040506867</text:p>
          </table:table-cell>
          <table:table-cell/>
          <table:table-cell office:value-type="float" office:value="0.0198037492339775" calcext:value-type="float">
            <text:p>0.0198037492</text:p>
          </table:table-cell>
          <table:table-cell/>
          <table:table-cell office:value-type="float" office:value="1.42941963599285" calcext:value-type="float">
            <text:p>1.429419636</text:p>
          </table:table-cell>
        </table:table-row>
        <table:table-row table:style-name="ro1">
          <table:table-cell office:value-type="float" office:value="1.19346005156173" calcext:value-type="float">
            <text:p>1.1934600516</text:p>
          </table:table-cell>
          <table:table-cell/>
          <table:table-cell office:value-type="float" office:value="-1.33347208659741" calcext:value-type="float">
            <text:p>-1.3334720866</text:p>
          </table:table-cell>
          <table:table-cell/>
          <table:table-cell office:value-type="float" office:value="-1.30011215007171" calcext:value-type="float">
            <text:p>-1.3001121501</text:p>
          </table:table-cell>
          <table:table-cell/>
          <table:table-cell office:value-type="float" office:value="0.0214787459669159" calcext:value-type="float">
            <text:p>0.021478746</text:p>
          </table:table-cell>
          <table:table-cell/>
          <table:table-cell office:value-type="float" office:value="1.37184266606063" calcext:value-type="float">
            <text:p>1.3718426661</text:p>
          </table:table-cell>
        </table:table-row>
        <table:table-row table:style-name="ro1">
          <table:table-cell office:value-type="float" office:value="2.63629710771925" calcext:value-type="float">
            <text:p>2.6362971077</text:p>
          </table:table-cell>
          <table:table-cell/>
          <table:table-cell office:value-type="float" office:value="-1.82186754559966" calcext:value-type="float">
            <text:p>-1.8218675456</text:p>
          </table:table-cell>
          <table:table-cell/>
          <table:table-cell office:value-type="float" office:value="-1.36146924172816" calcext:value-type="float">
            <text:p>-1.3614692417</text:p>
          </table:table-cell>
          <table:table-cell/>
          <table:table-cell office:value-type="float" office:value="0.0190784042163009" calcext:value-type="float">
            <text:p>0.0190784042</text:p>
          </table:table-cell>
          <table:table-cell/>
          <table:table-cell office:value-type="float" office:value="1.55412180583254" calcext:value-type="float">
            <text:p>1.5541218058</text:p>
          </table:table-cell>
        </table:table-row>
        <table:table-row table:style-name="ro1">
          <table:table-cell office:value-type="float" office:value="2.63509418415857" calcext:value-type="float">
            <text:p>2.6350941842</text:p>
          </table:table-cell>
          <table:table-cell/>
          <table:table-cell office:value-type="float" office:value="-1.87198560027983" calcext:value-type="float">
            <text:p>-1.8719856003</text:p>
          </table:table-cell>
          <table:table-cell/>
          <table:table-cell office:value-type="float" office:value="-1.96639616393357" calcext:value-type="float">
            <text:p>-1.9663961639</text:p>
          </table:table-cell>
          <table:table-cell/>
          <table:table-cell office:value-type="float" office:value="0.021576599443196" calcext:value-type="float">
            <text:p>0.0215765994</text:p>
          </table:table-cell>
          <table:table-cell/>
          <table:table-cell office:value-type="float" office:value="1.49298314114546" calcext:value-type="float">
            <text:p>1.4929831411</text:p>
          </table:table-cell>
        </table:table-row>
        <table:table-row table:style-name="ro1">
          <table:table-cell office:value-type="float" office:value="2.44487918473368" calcext:value-type="float">
            <text:p>2.4448791847</text:p>
          </table:table-cell>
          <table:table-cell/>
          <table:table-cell office:value-type="float" office:value="-1.00091960523864" calcext:value-type="float">
            <text:p>-1.0009196052</text:p>
          </table:table-cell>
          <table:table-cell/>
          <table:table-cell office:value-type="float" office:value="-1.93119390088195" calcext:value-type="float">
            <text:p>-1.9311939009</text:p>
          </table:table-cell>
          <table:table-cell/>
          <table:table-cell office:value-type="float" office:value="0.0198562824737287" calcext:value-type="float">
            <text:p>0.0198562825</text:p>
          </table:table-cell>
          <table:table-cell/>
          <table:table-cell office:value-type="float" office:value="1.46218691783233" calcext:value-type="float">
            <text:p>1.4621869178</text:p>
          </table:table-cell>
        </table:table-row>
        <table:table-row table:style-name="ro1">
          <table:table-cell office:value-type="float" office:value="1.29973088495593" calcext:value-type="float">
            <text:p>1.299730885</text:p>
          </table:table-cell>
          <table:table-cell/>
          <table:table-cell office:value-type="float" office:value="-1.82887893364357" calcext:value-type="float">
            <text:p>-1.8288789336</text:p>
          </table:table-cell>
          <table:table-cell/>
          <table:table-cell office:value-type="float" office:value="-1.6804002648195" calcext:value-type="float">
            <text:p>-1.6804002648</text:p>
          </table:table-cell>
          <table:table-cell/>
          <table:table-cell office:value-type="float" office:value="0.0163957465076745" calcext:value-type="float">
            <text:p>0.0163957465</text:p>
          </table:table-cell>
          <table:table-cell/>
          <table:table-cell office:value-type="float" office:value="1.49182971018318" calcext:value-type="float">
            <text:p>1.4918297102</text:p>
          </table:table-cell>
        </table:table-row>
        <table:table-row table:style-name="ro1">
          <table:table-cell office:value-type="float" office:value="2.31921050581661" calcext:value-type="float">
            <text:p>2.3192105058</text:p>
          </table:table-cell>
          <table:table-cell/>
          <table:table-cell office:value-type="float" office:value="-1.96739917946947" calcext:value-type="float">
            <text:p>-1.9673991795</text:p>
          </table:table-cell>
          <table:table-cell/>
          <table:table-cell office:value-type="float" office:value="-1.46913571930587" calcext:value-type="float">
            <text:p>-1.4691357193</text:p>
          </table:table-cell>
          <table:table-cell/>
          <table:table-cell office:value-type="float" office:value="0.0181375950248747" calcext:value-type="float">
            <text:p>0.018137595</text:p>
          </table:table-cell>
          <table:table-cell/>
          <table:table-cell office:value-type="float" office:value="1.47439022971777" calcext:value-type="float">
            <text:p>1.4743902297</text:p>
          </table:table-cell>
        </table:table-row>
        <table:table-row table:style-name="ro1">
          <table:table-cell office:value-type="float" office:value="2.03718988502108" calcext:value-type="float">
            <text:p>2.037189885</text:p>
          </table:table-cell>
          <table:table-cell/>
          <table:table-cell office:value-type="float" office:value="-1.43880020729034" calcext:value-type="float">
            <text:p>-1.4388002073</text:p>
          </table:table-cell>
          <table:table-cell/>
          <table:table-cell office:value-type="float" office:value="-1.34555429224293" calcext:value-type="float">
            <text:p>-1.3455542922</text:p>
          </table:table-cell>
          <table:table-cell/>
          <table:table-cell office:value-type="float" office:value="0.0211761440984305" calcext:value-type="float">
            <text:p>0.0211761441</text:p>
          </table:table-cell>
          <table:table-cell/>
          <table:table-cell office:value-type="float" office:value="1.49330895048847" calcext:value-type="float">
            <text:p>1.4933089505</text:p>
          </table:table-cell>
        </table:table-row>
        <table:table-row table:style-name="ro1">
          <table:table-cell office:value-type="float" office:value="2.94594910952773" calcext:value-type="float">
            <text:p>2.9459491095</text:p>
          </table:table-cell>
          <table:table-cell/>
          <table:table-cell office:value-type="float" office:value="-1.11813349954819" calcext:value-type="float">
            <text:p>-1.1181334995</text:p>
          </table:table-cell>
          <table:table-cell/>
          <table:table-cell office:value-type="float" office:value="-1.59238080295885" calcext:value-type="float">
            <text:p>-1.592380803</text:p>
          </table:table-cell>
          <table:table-cell/>
          <table:table-cell office:value-type="float" office:value="0.0198669804759062" calcext:value-type="float">
            <text:p>0.0198669805</text:p>
          </table:table-cell>
          <table:table-cell/>
          <table:table-cell office:value-type="float" office:value="1.47423658986868" calcext:value-type="float">
            <text:p>1.4742365899</text:p>
          </table:table-cell>
        </table:table-row>
        <table:table-row table:style-name="ro1">
          <table:table-cell office:value-type="float" office:value="2.29798298542471" calcext:value-type="float">
            <text:p>2.2979829854</text:p>
          </table:table-cell>
          <table:table-cell/>
          <table:table-cell office:value-type="float" office:value="-1.33082469546561" calcext:value-type="float">
            <text:p>-1.3308246955</text:p>
          </table:table-cell>
          <table:table-cell/>
          <table:table-cell office:value-type="float" office:value="-1.18001877721806" calcext:value-type="float">
            <text:p>-1.1800187772</text:p>
          </table:table-cell>
          <table:table-cell/>
          <table:table-cell office:value-type="float" office:value="0.0179503357302757" calcext:value-type="float">
            <text:p>0.0179503357</text:p>
          </table:table-cell>
          <table:table-cell/>
          <table:table-cell office:value-type="float" office:value="1.50714374553276" calcext:value-type="float">
            <text:p>1.5071437455</text:p>
          </table:table-cell>
        </table:table-row>
        <table:table-row table:style-name="ro1">
          <table:table-cell office:value-type="float" office:value="2.6006611507048" calcext:value-type="float">
            <text:p>2.6006611507</text:p>
          </table:table-cell>
          <table:table-cell/>
          <table:table-cell office:value-type="float" office:value="-1.80956673282005" calcext:value-type="float">
            <text:p>-1.8095667328</text:p>
          </table:table-cell>
          <table:table-cell/>
          <table:table-cell office:value-type="float" office:value="-1.28164105679412" calcext:value-type="float">
            <text:p>-1.2816410568</text:p>
          </table:table-cell>
          <table:table-cell/>
          <table:table-cell office:value-type="float" office:value="0.01918120838015" calcext:value-type="float">
            <text:p>0.0191812084</text:p>
          </table:table-cell>
          <table:table-cell/>
          <table:table-cell office:value-type="float" office:value="1.47026651534084" calcext:value-type="float">
            <text:p>1.4702665153</text:p>
          </table:table-cell>
        </table:table-row>
        <table:table-row table:style-name="ro1">
          <table:table-cell office:value-type="float" office:value="1.90759541745384" calcext:value-type="float">
            <text:p>1.9075954175</text:p>
          </table:table-cell>
          <table:table-cell/>
          <table:table-cell office:value-type="float" office:value="-1.63108345393611" calcext:value-type="float">
            <text:p>-1.6310834539</text:p>
          </table:table-cell>
          <table:table-cell/>
          <table:table-cell office:value-type="float" office:value="-1.03135066976891" calcext:value-type="float">
            <text:p>-1.0313506698</text:p>
          </table:table-cell>
          <table:table-cell/>
          <table:table-cell office:value-type="float" office:value="0.0205450416721516" calcext:value-type="float">
            <text:p>0.0205450417</text:p>
          </table:table-cell>
          <table:table-cell/>
          <table:table-cell office:value-type="float" office:value="1.56890658034549" calcext:value-type="float">
            <text:p>1.5689065803</text:p>
          </table:table-cell>
        </table:table-row>
        <table:table-row table:style-name="ro1">
          <table:table-cell office:value-type="float" office:value="1.86478300756692" calcext:value-type="float">
            <text:p>1.8647830076</text:p>
          </table:table-cell>
          <table:table-cell/>
          <table:table-cell office:value-type="float" office:value="-1.53927406273959" calcext:value-type="float">
            <text:p>-1.5392740627</text:p>
          </table:table-cell>
          <table:table-cell/>
          <table:table-cell office:value-type="float" office:value="-1.46866609343433" calcext:value-type="float">
            <text:p>-1.4686660934</text:p>
          </table:table-cell>
          <table:table-cell/>
          <table:table-cell office:value-type="float" office:value="0.018257034098227" calcext:value-type="float">
            <text:p>0.0182570341</text:p>
          </table:table-cell>
          <table:table-cell/>
          <table:table-cell office:value-type="float" office:value="1.40496456509505" calcext:value-type="float">
            <text:p>1.4049645651</text:p>
          </table:table-cell>
        </table:table-row>
        <table:table-row table:style-name="ro1">
          <table:table-cell office:value-type="float" office:value="2.65062759080409" calcext:value-type="float">
            <text:p>2.6506275908</text:p>
          </table:table-cell>
          <table:table-cell/>
          <table:table-cell office:value-type="float" office:value="-1.01836204902925" calcext:value-type="float">
            <text:p>-1.018362049</text:p>
          </table:table-cell>
          <table:table-cell/>
          <table:table-cell office:value-type="float" office:value="-1.67485431817944" calcext:value-type="float">
            <text:p>-1.6748543182</text:p>
          </table:table-cell>
          <table:table-cell/>
          <table:table-cell office:value-type="float" office:value="0.0212770059439494" calcext:value-type="float">
            <text:p>0.0212770059</text:p>
          </table:table-cell>
          <table:table-cell/>
          <table:table-cell office:value-type="float" office:value="1.36599424208712" calcext:value-type="float">
            <text:p>1.3659942421</text:p>
          </table:table-cell>
        </table:table-row>
        <table:table-row table:style-name="ro1">
          <table:table-cell office:value-type="float" office:value="1.16693962971783" calcext:value-type="float">
            <text:p>1.1669396297</text:p>
          </table:table-cell>
          <table:table-cell/>
          <table:table-cell office:value-type="float" office:value="-1.84359504777344" calcext:value-type="float">
            <text:p>-1.8435950478</text:p>
          </table:table-cell>
          <table:table-cell/>
          <table:table-cell office:value-type="float" office:value="-1.89437079667098" calcext:value-type="float">
            <text:p>-1.8943707967</text:p>
          </table:table-cell>
          <table:table-cell/>
          <table:table-cell office:value-type="float" office:value="0.0186056689032029" calcext:value-type="float">
            <text:p>0.0186056689</text:p>
          </table:table-cell>
          <table:table-cell/>
          <table:table-cell office:value-type="float" office:value="1.36774786540259" calcext:value-type="float">
            <text:p>1.3677478654</text:p>
          </table:table-cell>
        </table:table-row>
        <table:table-row table:style-name="ro1">
          <table:table-cell office:value-type="float" office:value="1.26634201521432" calcext:value-type="float">
            <text:p>1.2663420152</text:p>
          </table:table-cell>
          <table:table-cell/>
          <table:table-cell office:value-type="float" office:value="-1.14447719415409" calcext:value-type="float">
            <text:p>-1.1444771942</text:p>
          </table:table-cell>
          <table:table-cell/>
          <table:table-cell office:value-type="float" office:value="-1.3890413412538" calcext:value-type="float">
            <text:p>-1.3890413413</text:p>
          </table:table-cell>
          <table:table-cell/>
          <table:table-cell office:value-type="float" office:value="0.0227759062724051" calcext:value-type="float">
            <text:p>0.0227759063</text:p>
          </table:table-cell>
          <table:table-cell/>
          <table:table-cell office:value-type="float" office:value="1.34287340434839" calcext:value-type="float">
            <text:p>1.3428734043</text:p>
          </table:table-cell>
        </table:table-row>
        <table:table-row table:style-name="ro1">
          <table:table-cell office:value-type="float" office:value="1.34677722623801" calcext:value-type="float">
            <text:p>1.3467772262</text:p>
          </table:table-cell>
          <table:table-cell/>
          <table:table-cell office:value-type="float" office:value="-1.35523546312991" calcext:value-type="float">
            <text:p>-1.3552354631</text:p>
          </table:table-cell>
          <table:table-cell/>
          <table:table-cell office:value-type="float" office:value="-1.22119775817591" calcext:value-type="float">
            <text:p>-1.2211977582</text:p>
          </table:table-cell>
          <table:table-cell/>
          <table:table-cell office:value-type="float" office:value="0.0187686928184261" calcext:value-type="float">
            <text:p>0.0187686928</text:p>
          </table:table-cell>
          <table:table-cell/>
          <table:table-cell office:value-type="float" office:value="1.44762882878906" calcext:value-type="float">
            <text:p>1.4476288288</text:p>
          </table:table-cell>
        </table:table-row>
        <table:table-row table:style-name="ro1">
          <table:table-cell office:value-type="float" office:value="1.78187560464747" calcext:value-type="float">
            <text:p>1.7818756046</text:p>
          </table:table-cell>
          <table:table-cell/>
          <table:table-cell office:value-type="float" office:value="-1.62372778972117" calcext:value-type="float">
            <text:p>-1.6237277897</text:p>
          </table:table-cell>
          <table:table-cell/>
          <table:table-cell office:value-type="float" office:value="-1.57654708103726" calcext:value-type="float">
            <text:p>-1.576547081</text:p>
          </table:table-cell>
          <table:table-cell/>
          <table:table-cell office:value-type="float" office:value="0.0214482142628449" calcext:value-type="float">
            <text:p>0.0214482143</text:p>
          </table:table-cell>
          <table:table-cell/>
          <table:table-cell office:value-type="float" office:value="1.45623748274637" calcext:value-type="float">
            <text:p>1.4562374827</text:p>
          </table:table-cell>
        </table:table-row>
        <table:table-row table:style-name="ro1">
          <table:table-cell office:value-type="float" office:value="2.66275948567814" calcext:value-type="float">
            <text:p>2.6627594857</text:p>
          </table:table-cell>
          <table:table-cell/>
          <table:table-cell office:value-type="float" office:value="-1.8090763047637" calcext:value-type="float">
            <text:p>-1.8090763048</text:p>
          </table:table-cell>
          <table:table-cell/>
          <table:table-cell office:value-type="float" office:value="-1.90917671421256" calcext:value-type="float">
            <text:p>-1.9091767142</text:p>
          </table:table-cell>
          <table:table-cell/>
          <table:table-cell office:value-type="float" office:value="0.0182343245465053" calcext:value-type="float">
            <text:p>0.0182343245</text:p>
          </table:table-cell>
          <table:table-cell/>
          <table:table-cell office:value-type="float" office:value="1.43970814470519" calcext:value-type="float">
            <text:p>1.4397081447</text:p>
          </table:table-cell>
        </table:table-row>
        <table:table-row table:style-name="ro1">
          <table:table-cell office:value-type="float" office:value="2.60672878320488" calcext:value-type="float">
            <text:p>2.6067287832</text:p>
          </table:table-cell>
          <table:table-cell/>
          <table:table-cell office:value-type="float" office:value="-1.57174700702061" calcext:value-type="float">
            <text:p>-1.571747007</text:p>
          </table:table-cell>
          <table:table-cell/>
          <table:table-cell office:value-type="float" office:value="-1.73352850922093" calcext:value-type="float">
            <text:p>-1.7335285092</text:p>
          </table:table-cell>
          <table:table-cell/>
          <table:table-cell office:value-type="float" office:value="0.0188785832182962" calcext:value-type="float">
            <text:p>0.0188785832</text:p>
          </table:table-cell>
          <table:table-cell/>
          <table:table-cell office:value-type="float" office:value="1.51536489670236" calcext:value-type="float">
            <text:p>1.5153648967</text:p>
          </table:table-cell>
        </table:table-row>
        <table:table-row table:style-name="ro1">
          <table:table-cell table:style-name="ce2" office:value-type="float" office:value="1.12094235833979" calcext:value-type="float">
            <text:p>1.1209423583</text:p>
          </table:table-cell>
          <table:table-cell table:style-name="ce2"/>
          <table:table-cell table:style-name="ce2" office:value-type="float" office:value="-1.51797793896814" calcext:value-type="float">
            <text:p>-1.517977939</text:p>
          </table:table-cell>
          <table:table-cell table:style-name="ce2"/>
          <table:table-cell table:style-name="ce2" office:value-type="float" office:value="-1.84634328240869" calcext:value-type="float">
            <text:p>-1.8463432824</text:p>
          </table:table-cell>
          <table:table-cell table:style-name="ce2"/>
          <table:table-cell table:style-name="ce2" office:value-type="float" office:value="0.0173321407857408" calcext:value-type="float">
            <text:p>0.0173321408</text:p>
          </table:table-cell>
          <table:table-cell table:style-name="ce2"/>
          <table:table-cell office:value-type="float" office:value="1.48972056331093" calcext:value-type="float">
            <text:p>1.4897205633</text:p>
          </table:table-cell>
        </table:table-row>
        <table:table-row table:style-name="ro1">
          <table:table-cell office:value-type="float" office:value="1.79851554122715" calcext:value-type="float">
            <text:p>1.7985155412</text:p>
          </table:table-cell>
          <table:table-cell/>
          <table:table-cell office:value-type="float" office:value="-1.87938838670284" calcext:value-type="float">
            <text:p>-1.8793883867</text:p>
          </table:table-cell>
          <table:table-cell/>
          <table:table-cell office:value-type="float" office:value="-1.71899469746613" calcext:value-type="float">
            <text:p>-1.7189946975</text:p>
          </table:table-cell>
          <table:table-cell/>
          <table:table-cell office:value-type="float" office:value="0.0203844109978965" calcext:value-type="float">
            <text:p>0.020384411</text:p>
          </table:table-cell>
          <table:table-cell/>
          <table:table-cell office:value-type="float" office:value="1.51703803476713" calcext:value-type="float">
            <text:p>1.5170380348</text:p>
          </table:table-cell>
        </table:table-row>
        <table:table-row table:style-name="ro1">
          <table:table-cell office:value-type="float" office:value="2.05375166101659" calcext:value-type="float">
            <text:p>2.053751661</text:p>
          </table:table-cell>
          <table:table-cell/>
          <table:table-cell office:value-type="float" office:value="-1.41049251530494" calcext:value-type="float">
            <text:p>-1.4104925153</text:p>
          </table:table-cell>
          <table:table-cell/>
          <table:table-cell office:value-type="float" office:value="-1.55991486099828" calcext:value-type="float">
            <text:p>-1.559914861</text:p>
          </table:table-cell>
          <table:table-cell/>
          <table:table-cell office:value-type="float" office:value="0.0209542488766592" calcext:value-type="float">
            <text:p>0.0209542489</text:p>
          </table:table-cell>
          <table:table-cell/>
          <table:table-cell office:value-type="float" office:value="1.55235547057615" calcext:value-type="float">
            <text:p>1.5523554706</text:p>
          </table:table-cell>
        </table:table-row>
        <table:table-row table:style-name="ro1">
          <table:table-cell office:value-type="float" office:value="1.83359893586157" calcext:value-type="float">
            <text:p>1.8335989359</text:p>
          </table:table-cell>
          <table:table-cell/>
          <table:table-cell office:value-type="float" office:value="-1.77381232024732" calcext:value-type="float">
            <text:p>-1.7738123202</text:p>
          </table:table-cell>
          <table:table-cell/>
          <table:table-cell office:value-type="float" office:value="-1.47285725823935" calcext:value-type="float">
            <text:p>-1.4728572582</text:p>
          </table:table-cell>
          <table:table-cell/>
          <table:table-cell office:value-type="float" office:value="0.0202341168106073" calcext:value-type="float">
            <text:p>0.0202341168</text:p>
          </table:table-cell>
          <table:table-cell/>
          <table:table-cell office:value-type="float" office:value="1.56288334298911" calcext:value-type="float">
            <text:p>1.562883343</text:p>
          </table:table-cell>
        </table:table-row>
        <table:table-row table:style-name="ro1">
          <table:table-cell office:value-type="float" office:value="2.31371978194741" calcext:value-type="float">
            <text:p>2.3137197819</text:p>
          </table:table-cell>
          <table:table-cell/>
          <table:table-cell office:value-type="float" office:value="-1.61538087563059" calcext:value-type="float">
            <text:p>-1.6153808756</text:p>
          </table:table-cell>
          <table:table-cell/>
          <table:table-cell office:value-type="float" office:value="-1.54257563431233" calcext:value-type="float">
            <text:p>-1.5425756343</text:p>
          </table:table-cell>
          <table:table-cell/>
          <table:table-cell office:value-type="float" office:value="0.0196254822963561" calcext:value-type="float">
            <text:p>0.0196254823</text:p>
          </table:table-cell>
          <table:table-cell/>
          <table:table-cell office:value-type="float" office:value="1.39730550956784" calcext:value-type="float">
            <text:p>1.3973055096</text:p>
          </table:table-cell>
        </table:table-row>
        <table:table-row table:style-name="ro1">
          <table:table-cell office:value-type="float" office:value="2.25594671838021" calcext:value-type="float">
            <text:p>2.2559467184</text:p>
          </table:table-cell>
          <table:table-cell/>
          <table:table-cell office:value-type="float" office:value="-1.41701361725233" calcext:value-type="float">
            <text:p>-1.4170136173</text:p>
          </table:table-cell>
          <table:table-cell/>
          <table:table-cell office:value-type="float" office:value="-1.12462840139582" calcext:value-type="float">
            <text:p>-1.1246284014</text:p>
          </table:table-cell>
          <table:table-cell/>
          <table:table-cell office:value-type="float" office:value="0.0207407195606457" calcext:value-type="float">
            <text:p>0.0207407196</text:p>
          </table:table-cell>
          <table:table-cell/>
          <table:table-cell office:value-type="float" office:value="1.37960185943038" calcext:value-type="float">
            <text:p>1.3796018594</text:p>
          </table:table-cell>
        </table:table-row>
        <table:table-row table:style-name="ro1">
          <table:table-cell office:value-type="float" office:value="1.58396815992343" calcext:value-type="float">
            <text:p>1.5839681599</text:p>
          </table:table-cell>
          <table:table-cell/>
          <table:table-cell office:value-type="float" office:value="-1.74819387752769" calcext:value-type="float">
            <text:p>-1.7481938775</text:p>
          </table:table-cell>
          <table:table-cell/>
          <table:table-cell office:value-type="float" office:value="-1.4819478916389" calcext:value-type="float">
            <text:p>-1.4819478916</text:p>
          </table:table-cell>
          <table:table-cell/>
          <table:table-cell office:value-type="float" office:value="0.0207577929561303" calcext:value-type="float">
            <text:p>0.020757793</text:p>
          </table:table-cell>
          <table:table-cell/>
          <table:table-cell office:value-type="float" office:value="1.50244523151085" calcext:value-type="float">
            <text:p>1.5024452315</text:p>
          </table:table-cell>
        </table:table-row>
        <table:table-row table:style-name="ro1">
          <table:table-cell office:value-type="float" office:value="1.86330234049744" calcext:value-type="float">
            <text:p>1.8633023405</text:p>
          </table:table-cell>
          <table:table-cell/>
          <table:table-cell office:value-type="float" office:value="-1.70955933572302" calcext:value-type="float">
            <text:p>-1.7095593357</text:p>
          </table:table-cell>
          <table:table-cell/>
          <table:table-cell office:value-type="float" office:value="-1.05637737545161" calcext:value-type="float">
            <text:p>-1.0563773755</text:p>
          </table:table-cell>
          <table:table-cell/>
          <table:table-cell office:value-type="float" office:value="0.0209299021541304" calcext:value-type="float">
            <text:p>0.0209299022</text:p>
          </table:table-cell>
          <table:table-cell/>
          <table:table-cell office:value-type="float" office:value="1.36028590792413" calcext:value-type="float">
            <text:p>1.3602859079</text:p>
          </table:table-cell>
        </table:table-row>
        <table:table-row table:style-name="ro1">
          <table:table-cell office:value-type="float" office:value="1.03097425127204" calcext:value-type="float">
            <text:p>1.0309742513</text:p>
          </table:table-cell>
          <table:table-cell/>
          <table:table-cell office:value-type="float" office:value="-1.38290911560678" calcext:value-type="float">
            <text:p>-1.3829091156</text:p>
          </table:table-cell>
          <table:table-cell/>
          <table:table-cell office:value-type="float" office:value="-1.36229090192783" calcext:value-type="float">
            <text:p>-1.3622909019</text:p>
          </table:table-cell>
          <table:table-cell/>
          <table:table-cell office:value-type="float" office:value="0.0206944385826794" calcext:value-type="float">
            <text:p>0.0206944386</text:p>
          </table:table-cell>
          <table:table-cell/>
          <table:table-cell office:value-type="float" office:value="1.47080787237915" calcext:value-type="float">
            <text:p>1.4708078724</text:p>
          </table:table-cell>
        </table:table-row>
        <table:table-row table:style-name="ro1">
          <table:table-cell office:value-type="float" office:value="2.96812744875831" calcext:value-type="float">
            <text:p>2.9681274488</text:p>
          </table:table-cell>
          <table:table-cell/>
          <table:table-cell office:value-type="float" office:value="-1.73471909018997" calcext:value-type="float">
            <text:p>-1.7347190902</text:p>
          </table:table-cell>
          <table:table-cell/>
          <table:table-cell office:value-type="float" office:value="-1.04230606015842" calcext:value-type="float">
            <text:p>-1.0423060602</text:p>
          </table:table-cell>
          <table:table-cell/>
          <table:table-cell office:value-type="float" office:value="0.0231995205573173" calcext:value-type="float">
            <text:p>0.0231995206</text:p>
          </table:table-cell>
          <table:table-cell/>
          <table:table-cell office:value-type="float" office:value="1.47172601854749" calcext:value-type="float">
            <text:p>1.4717260185</text:p>
          </table:table-cell>
        </table:table-row>
        <table:table-row table:style-name="ro1">
          <table:table-cell office:value-type="float" office:value="1.33433681982931" calcext:value-type="float">
            <text:p>1.3343368198</text:p>
          </table:table-cell>
          <table:table-cell/>
          <table:table-cell office:value-type="float" office:value="-1.17562373331117" calcext:value-type="float">
            <text:p>-1.1756237333</text:p>
          </table:table-cell>
          <table:table-cell/>
          <table:table-cell office:value-type="float" office:value="-1.75929296451984" calcext:value-type="float">
            <text:p>-1.7592929645</text:p>
          </table:table-cell>
          <table:table-cell/>
          <table:table-cell office:value-type="float" office:value="0.0183797552470782" calcext:value-type="float">
            <text:p>0.0183797552</text:p>
          </table:table-cell>
          <table:table-cell/>
          <table:table-cell office:value-type="float" office:value="1.53556760617881" calcext:value-type="float">
            <text:p>1.5355676062</text:p>
          </table:table-cell>
        </table:table-row>
        <table:table-row table:style-name="ro1">
          <table:table-cell office:value-type="float" office:value="1.21243268985733" calcext:value-type="float">
            <text:p>1.2124326899</text:p>
          </table:table-cell>
          <table:table-cell/>
          <table:table-cell office:value-type="float" office:value="-1.01733660027805" calcext:value-type="float">
            <text:p>-1.0173366003</text:p>
          </table:table-cell>
          <table:table-cell/>
          <table:table-cell office:value-type="float" office:value="-1.32387769613625" calcext:value-type="float">
            <text:p>-1.3238776961</text:p>
          </table:table-cell>
          <table:table-cell/>
          <table:table-cell office:value-type="float" office:value="0.0211025750332851" calcext:value-type="float">
            <text:p>0.021102575</text:p>
          </table:table-cell>
          <table:table-cell/>
          <table:table-cell office:value-type="float" office:value="1.46320758981356" calcext:value-type="float">
            <text:p>1.4632075898</text:p>
          </table:table-cell>
        </table:table-row>
        <table:table-row table:style-name="ro1">
          <table:table-cell office:value-type="float" office:value="1.74481948011107" calcext:value-type="float">
            <text:p>1.7448194801</text:p>
          </table:table-cell>
          <table:table-cell/>
          <table:table-cell office:value-type="float" office:value="-1.2697512077324" calcext:value-type="float">
            <text:p>-1.2697512077</text:p>
          </table:table-cell>
          <table:table-cell/>
          <table:table-cell office:value-type="float" office:value="-1.71093542832552" calcext:value-type="float">
            <text:p>-1.7109354283</text:p>
          </table:table-cell>
          <table:table-cell/>
          <table:table-cell office:value-type="float" office:value="0.0185630392818155" calcext:value-type="float">
            <text:p>0.0185630393</text:p>
          </table:table-cell>
          <table:table-cell/>
          <table:table-cell office:value-type="float" office:value="1.44538882899607" calcext:value-type="float">
            <text:p>1.445388829</text:p>
          </table:table-cell>
        </table:table-row>
        <table:table-row table:style-name="ro1">
          <table:table-cell office:value-type="float" office:value="1.39623680508595" calcext:value-type="float">
            <text:p>1.3962368051</text:p>
          </table:table-cell>
          <table:table-cell/>
          <table:table-cell office:value-type="float" office:value="-1.65612299588502" calcext:value-type="float">
            <text:p>-1.6561229959</text:p>
          </table:table-cell>
          <table:table-cell/>
          <table:table-cell office:value-type="float" office:value="-1.32819183458578" calcext:value-type="float">
            <text:p>-1.3281918346</text:p>
          </table:table-cell>
          <table:table-cell/>
          <table:table-cell office:value-type="float" office:value="0.0176439793778841" calcext:value-type="float">
            <text:p>0.0176439794</text:p>
          </table:table-cell>
          <table:table-cell/>
          <table:table-cell office:value-type="float" office:value="1.49779071455558" calcext:value-type="float">
            <text:p>1.4977907146</text:p>
          </table:table-cell>
        </table:table-row>
        <table:table-row table:style-name="ro1">
          <table:table-cell office:value-type="float" office:value="1.97937527603205" calcext:value-type="float">
            <text:p>1.979375276</text:p>
          </table:table-cell>
          <table:table-cell/>
          <table:table-cell office:value-type="float" office:value="-1.41593066672155" calcext:value-type="float">
            <text:p>-1.4159306667</text:p>
          </table:table-cell>
          <table:table-cell/>
          <table:table-cell office:value-type="float" office:value="-1.30485950044826" calcext:value-type="float">
            <text:p>-1.3048595004</text:p>
          </table:table-cell>
          <table:table-cell/>
          <table:table-cell office:value-type="float" office:value="0.020544598016748" calcext:value-type="float">
            <text:p>0.020544598</text:p>
          </table:table-cell>
          <table:table-cell/>
          <table:table-cell office:value-type="float" office:value="1.5110266853152" calcext:value-type="float">
            <text:p>1.5110266853</text:p>
          </table:table-cell>
        </table:table-row>
        <table:table-row table:style-name="ro1">
          <table:table-cell office:value-type="float" office:value="1.67898682678152" calcext:value-type="float">
            <text:p>1.6789868268</text:p>
          </table:table-cell>
          <table:table-cell/>
          <table:table-cell office:value-type="float" office:value="-1.89223098475626" calcext:value-type="float">
            <text:p>-1.8922309848</text:p>
          </table:table-cell>
          <table:table-cell/>
          <table:table-cell office:value-type="float" office:value="-1.93200723152999" calcext:value-type="float">
            <text:p>-1.9320072315</text:p>
          </table:table-cell>
          <table:table-cell/>
          <table:table-cell office:value-type="float" office:value="0.0197493730731509" calcext:value-type="float">
            <text:p>0.0197493731</text:p>
          </table:table-cell>
          <table:table-cell/>
          <table:table-cell office:value-type="float" office:value="1.46981153131026" calcext:value-type="float">
            <text:p>1.4698115313</text:p>
          </table:table-cell>
        </table:table-row>
        <table:table-row table:style-name="ro1">
          <table:table-cell office:value-type="float" office:value="2.90326092955545" calcext:value-type="float">
            <text:p>2.9032609296</text:p>
          </table:table-cell>
          <table:table-cell/>
          <table:table-cell office:value-type="float" office:value="-1.09369184935027" calcext:value-type="float">
            <text:p>-1.0936918494</text:p>
          </table:table-cell>
          <table:table-cell/>
          <table:table-cell office:value-type="float" office:value="-1.74520984340299" calcext:value-type="float">
            <text:p>-1.7452098434</text:p>
          </table:table-cell>
          <table:table-cell/>
          <table:table-cell office:value-type="float" office:value="0.0197927097787045" calcext:value-type="float">
            <text:p>0.0197927098</text:p>
          </table:table-cell>
          <table:table-cell/>
          <table:table-cell office:value-type="float" office:value="1.43588574250036" calcext:value-type="float">
            <text:p>1.4358857425</text:p>
          </table:table-cell>
        </table:table-row>
        <table:table-row table:style-name="ro1">
          <table:table-cell office:value-type="float" office:value="2.84066407967313" calcext:value-type="float">
            <text:p>2.8406640797</text:p>
          </table:table-cell>
          <table:table-cell/>
          <table:table-cell office:value-type="float" office:value="-1.1203462755181" calcext:value-type="float">
            <text:p>-1.1203462755</text:p>
          </table:table-cell>
          <table:table-cell/>
          <table:table-cell office:value-type="float" office:value="-1.77595996917578" calcext:value-type="float">
            <text:p>-1.7759599692</text:p>
          </table:table-cell>
          <table:table-cell/>
          <table:table-cell office:value-type="float" office:value="0.0208355531038368" calcext:value-type="float">
            <text:p>0.0208355531</text:p>
          </table:table-cell>
          <table:table-cell/>
          <table:table-cell office:value-type="float" office:value="1.38364970575612" calcext:value-type="float">
            <text:p>1.3836497058</text:p>
          </table:table-cell>
        </table:table-row>
        <table:table-row table:style-name="ro1">
          <table:table-cell office:value-type="float" office:value="1.10535399536159" calcext:value-type="float">
            <text:p>1.1053539954</text:p>
          </table:table-cell>
          <table:table-cell/>
          <table:table-cell office:value-type="float" office:value="-1.18223944062936" calcext:value-type="float">
            <text:p>-1.1822394406</text:p>
          </table:table-cell>
          <table:table-cell/>
          <table:table-cell office:value-type="float" office:value="-1.33216727298628" calcext:value-type="float">
            <text:p>-1.332167273</text:p>
          </table:table-cell>
          <table:table-cell/>
          <table:table-cell office:value-type="float" office:value="0.0214795749160287" calcext:value-type="float">
            <text:p>0.0214795749</text:p>
          </table:table-cell>
          <table:table-cell/>
          <table:table-cell office:value-type="float" office:value="1.48202165053911" calcext:value-type="float">
            <text:p>1.4820216505</text:p>
          </table:table-cell>
        </table:table-row>
        <table:table-row table:style-name="ro1">
          <table:table-cell office:value-type="float" office:value="2.47571619103399" calcext:value-type="float">
            <text:p>2.475716191</text:p>
          </table:table-cell>
          <table:table-cell/>
          <table:table-cell office:value-type="float" office:value="-1.73927200094454" calcext:value-type="float">
            <text:p>-1.7392720009</text:p>
          </table:table-cell>
          <table:table-cell/>
          <table:table-cell office:value-type="float" office:value="-1.1556078434728" calcext:value-type="float">
            <text:p>-1.1556078435</text:p>
          </table:table-cell>
          <table:table-cell/>
          <table:table-cell office:value-type="float" office:value="0.0192305361153548" calcext:value-type="float">
            <text:p>0.0192305361</text:p>
          </table:table-cell>
          <table:table-cell/>
          <table:table-cell office:value-type="float" office:value="1.41630662677675" calcext:value-type="float">
            <text:p>1.4163066268</text:p>
          </table:table-cell>
        </table:table-row>
        <table:table-row table:style-name="ro1">
          <table:table-cell office:value-type="float" office:value="1.53823885279711" calcext:value-type="float">
            <text:p>1.5382388528</text:p>
          </table:table-cell>
          <table:table-cell/>
          <table:table-cell office:value-type="float" office:value="-1.40564374933567" calcext:value-type="float">
            <text:p>-1.4056437493</text:p>
          </table:table-cell>
          <table:table-cell/>
          <table:table-cell office:value-type="float" office:value="-1.65553758869896" calcext:value-type="float">
            <text:p>-1.6555375887</text:p>
          </table:table-cell>
          <table:table-cell/>
          <table:table-cell office:value-type="float" office:value="0.020835907853943" calcext:value-type="float">
            <text:p>0.0208359079</text:p>
          </table:table-cell>
          <table:table-cell/>
          <table:table-cell office:value-type="float" office:value="1.32804948995816" calcext:value-type="float">
            <text:p>1.32804949</text:p>
          </table:table-cell>
        </table:table-row>
        <table:table-row table:style-name="ro1">
          <table:table-cell office:value-type="float" office:value="1.84567123001762" calcext:value-type="float">
            <text:p>1.84567123</text:p>
          </table:table-cell>
          <table:table-cell/>
          <table:table-cell office:value-type="float" office:value="-1.97748740725977" calcext:value-type="float">
            <text:p>-1.9774874073</text:p>
          </table:table-cell>
          <table:table-cell/>
          <table:table-cell office:value-type="float" office:value="-1.21948034726864" calcext:value-type="float">
            <text:p>-1.2194803473</text:p>
          </table:table-cell>
          <table:table-cell/>
          <table:table-cell office:value-type="float" office:value="0.0195765387128584" calcext:value-type="float">
            <text:p>0.0195765387</text:p>
          </table:table-cell>
          <table:table-cell/>
          <table:table-cell office:value-type="float" office:value="1.51368469791051" calcext:value-type="float">
            <text:p>1.5136846979</text:p>
          </table:table-cell>
        </table:table-row>
        <table:table-row table:style-name="ro1">
          <table:table-cell office:value-type="float" office:value="2.09574180242969" calcext:value-type="float">
            <text:p>2.0957418024</text:p>
          </table:table-cell>
          <table:table-cell/>
          <table:table-cell office:value-type="float" office:value="-1.57474067978587" calcext:value-type="float">
            <text:p>-1.5747406798</text:p>
          </table:table-cell>
          <table:table-cell/>
          <table:table-cell office:value-type="float" office:value="-1.324667934253" calcext:value-type="float">
            <text:p>-1.3246679343</text:p>
          </table:table-cell>
          <table:table-cell/>
          <table:table-cell office:value-type="float" office:value="0.0220048362384418" calcext:value-type="float">
            <text:p>0.0220048362</text:p>
          </table:table-cell>
          <table:table-cell/>
          <table:table-cell office:value-type="float" office:value="1.41140595693346" calcext:value-type="float">
            <text:p>1.4114059569</text:p>
          </table:table-cell>
        </table:table-row>
        <table:table-row table:style-name="ro1">
          <table:table-cell office:value-type="float" office:value="2.88547396855387" calcext:value-type="float">
            <text:p>2.8854739686</text:p>
          </table:table-cell>
          <table:table-cell/>
          <table:table-cell office:value-type="float" office:value="-1.68728111317938" calcext:value-type="float">
            <text:p>-1.6872811132</text:p>
          </table:table-cell>
          <table:table-cell/>
          <table:table-cell office:value-type="float" office:value="-1.99328468568152" calcext:value-type="float">
            <text:p>-1.9932846857</text:p>
          </table:table-cell>
          <table:table-cell/>
          <table:table-cell office:value-type="float" office:value="0.0219315117143163" calcext:value-type="float">
            <text:p>0.0219315117</text:p>
          </table:table-cell>
          <table:table-cell/>
          <table:table-cell office:value-type="float" office:value="1.45508115520414" calcext:value-type="float">
            <text:p>1.4550811552</text:p>
          </table:table-cell>
        </table:table-row>
        <table:table-row table:style-name="ro1">
          <table:table-cell office:value-type="float" office:value="1.83548820863332" calcext:value-type="float">
            <text:p>1.8354882086</text:p>
          </table:table-cell>
          <table:table-cell/>
          <table:table-cell office:value-type="float" office:value="-1.83851525568825" calcext:value-type="float">
            <text:p>-1.8385152557</text:p>
          </table:table-cell>
          <table:table-cell/>
          <table:table-cell office:value-type="float" office:value="-1.3978295124182" calcext:value-type="float">
            <text:p>-1.3978295124</text:p>
          </table:table-cell>
          <table:table-cell/>
          <table:table-cell office:value-type="float" office:value="0.0186912864770246" calcext:value-type="float">
            <text:p>0.0186912865</text:p>
          </table:table-cell>
          <table:table-cell/>
          <table:table-cell office:value-type="float" office:value="1.50085238306148" calcext:value-type="float">
            <text:p>1.5008523831</text:p>
          </table:table-cell>
        </table:table-row>
        <table:table-row table:style-name="ro1">
          <table:table-cell office:value-type="float" office:value="2.96610493293971" calcext:value-type="float">
            <text:p>2.9661049329</text:p>
          </table:table-cell>
          <table:table-cell/>
          <table:table-cell office:value-type="float" office:value="-1.82123381324763" calcext:value-type="float">
            <text:p>-1.8212338132</text:p>
          </table:table-cell>
          <table:table-cell/>
          <table:table-cell office:value-type="float" office:value="-1.61322880547902" calcext:value-type="float">
            <text:p>-1.6132288055</text:p>
          </table:table-cell>
          <table:table-cell/>
          <table:table-cell office:value-type="float" office:value="0.0205767008121075" calcext:value-type="float">
            <text:p>0.0205767008</text:p>
          </table:table-cell>
          <table:table-cell/>
          <table:table-cell office:value-type="float" office:value="1.438327245615" calcext:value-type="float">
            <text:p>1.4383272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5">00/00/0000</text:date>, <text:time style:data-style-name="N2" text:time-value="21:11:27.307163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5:40:54.779413695</meta:creation-date>
    <dc:date>2019-06-15T22:49:14.259067152</dc:date>
    <meta:editing-duration>PT1H28M1S</meta:editing-duration>
    <meta:editing-cycles>5</meta:editing-cycles>
    <meta:generator>LibreOffice/5.1.6.2$Linux_X86_64 LibreOffice_project/10m0$Build-2</meta:generator>
    <meta:document-statistic meta:table-count="1" meta:cell-count="255" meta:object-count="0"/>
  </office:meta>
</office:document-meta>
</file>